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officeooo:rsid="0011c1ff" officeooo:paragraph-rsid="00072970" style:font-size-asian="22pt" style:font-style-asian="normal" style:font-size-complex="22pt" style:font-style-complex="normal"/>
    </style:style>
    <style:style style:name="P2" style:family="paragraph" style:parent-style-name="Standard">
      <style:text-properties fo:font-size="11pt" fo:font-style="italic" officeooo:rsid="0011c1ff" officeooo:paragraph-rsid="00072970" style:font-size-asian="9.60000038146973pt" style:font-style-asian="italic" style:font-size-complex="11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officeooo:rsid="0011c1ff" officeooo:paragraph-rsid="00072970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b8c4c" officeooo:paragraph-rsid="00091fc4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b8c4c" officeooo:paragraph-rsid="000e7a04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b8c4c" officeooo:paragraph-rsid="00105094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b8c4c" officeooo:paragraph-rsid="001f3ddf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b8c4c" officeooo:paragraph-rsid="0023241e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b8c4c" officeooo:paragraph-rsid="0027877a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officeooo:rsid="000ace13" officeooo:paragraph-rsid="00105094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1a8162" officeooo:paragraph-rsid="00072970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normal" officeooo:rsid="0011c1ff" officeooo:paragraph-rsid="00072970" style:font-size-asian="28pt" style:font-style-asian="italic" style:font-weight-asian="normal" style:font-size-complex="28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officeooo:rsid="0011c1ff" officeooo:paragraph-rsid="00072970" style:font-size-asian="11.3500003814697pt" style:font-style-asian="normal" style:font-size-complex="13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a8162" officeooo:paragraph-rsid="00072970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officeooo:rsid="0024cd48" officeooo:paragraph-rsid="0027877a" style:font-size-asian="10.5pt" style:font-style-asian="normal" style:font-size-complex="12pt" style:font-style-complex="normal"/>
    </style:style>
    <style:style style:name="T1" style:family="text">
      <style:text-properties officeooo:rsid="00072970"/>
    </style:style>
    <style:style style:name="T2" style:family="text">
      <style:text-properties officeooo:rsid="00091fc4"/>
    </style:style>
    <style:style style:name="T3" style:family="text">
      <style:text-properties officeooo:rsid="000ace13"/>
    </style:style>
    <style:style style:name="T4" style:family="text">
      <style:text-properties officeooo:rsid="001d6211"/>
    </style:style>
    <style:style style:name="T5" style:family="text">
      <style:text-properties officeooo:rsid="001f3ddf"/>
    </style:style>
    <style:style style:name="T6" style:family="text">
      <style:text-properties officeooo:rsid="001faa25"/>
    </style:style>
    <style:style style:name="T7" style:family="text">
      <style:text-properties officeooo:rsid="0024cd48"/>
    </style:style>
    <style:style style:name="T8" style:family="text">
      <style:text-properties officeooo:rsid="002787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ncent Rinaldi<text:tab/><text:tab/><text:tab/><text:tab/><text:tab/><text:tab/><text:tab/><text:tab/><text:tab/><text:tab/><text:tab/> <text:s text:c="2"/>239759 IC</text:p>
      <text:p text:style-name="P2">Introduction to Multiprocessor Architecture<text:tab/><text:tab/><text:tab/><text:tab/><text:tab/><text:tab/><text:tab/> <text:s text:c="7"/>Project</text:p>
      <text:p text:style-name="P3"/>
      <text:p text:style-name="P3"/>
      <text:p text:style-name="P12">Report</text:p>
      <text:p text:style-name="P3"/>
      <text:p text:style-name="P1">Assignment <text:span text:style-name="T1">3</text:span></text:p>
      <text:p text:style-name="P1"/>
      <text:p text:style-name="P13"/>
      <text:p text:style-name="P14"><text:span text:style-name="T1">Q</text:span>- <text:tab/><text:span text:style-name="T1">Explanation of the added lock primitives to ensure that the linked list is thread-<text:tab/>safe.</text:span></text:p>
      <text:p text:style-name="P11"/>
      <text:p text:style-name="P4">A. : <text:tab/><text:span text:style-name="T2">We will first describe the requirements of a thread-safe linked list, and then describe how <text:tab/>our additions apply to each operation.</text:span></text:p>
      <text:p text:style-name="P4"><text:tab/></text:p>
      <text:p text:style-name="P5"><text:tab/><text:span text:style-name="T3">A thread-safe code is applicable to multi-threaded programs because it only manipulates <text:tab/>shared <text:tab/>data structures in a manner that ensures that all threads behave properly and fulfil <text:tab/>their design specifications without unintended interaction. When a code is thread-safe, <text:tab/>implementation is guaranteed to be free of race conditions when accessed by multiple <text:tab/>threads simultaneously. Then, in a case of a linked list, making it thread-safe guarantees that <text:tab/>two threads can't access the same ressources at the same time, which would cause, if it was <text:tab/>the case, some errors or undefined behaviour into the linked list.</text:span></text:p>
      <text:p text:style-name="P5"/>
      <text:p text:style-name="P10"><text:tab/>A current way to make a linked list thread-safe is to use locks. In this assignment, we were <text:tab/>restricted to OpenMP locks and we were not allowed to use barriers, critical sections, or <text:tab/>atomics to make the singly linked list thread-safe.<text:line-break/><text:tab/>In a linked list, appart from the list initialization function (init_list), we have three types of <text:tab/>operations : inserting an element into the list (append ; add_first ; insert), deleting an <text:tab/>element from the list (remove_by_value ; remove_by_index ; delete_list ; pop) and iterating <text:tab/>through the list to perform a specific computation (search_by_value ; print_list ; count).<text:line-break/><text:tab/>The main requirement is to make the threads able to hold a lock on different specific <text:tab/><text:span text:style-name="T8">nodes</text:span> of the list at each iteration (we are talking about iterations because to reach a <text:tab/><text:span text:style-name="T8">node</text:span> of the list, we usually have to start from the head). <text:span text:style-name="T8">Then we decided to add a lock of <text:tab/>type « omp_lock_t » as an additional attribute of a node, in the node structure, to make the <text:tab/>threads able to hold a lock on each node of the linked list.</text:span></text:p>
      <text:p text:style-name="P6"/>
      <text:p text:style-name="P6"><text:tab/><text:span text:style-name="T5">We created a parallel region where 4 different threads sharing the same « test_list » pointer <text:tab/>operate. Every functions that operate on the list are executed into this parallel region.</text:span></text:p>
      <text:p text:style-name="P6"><text:tab/><text:span text:style-name="T5">Since we want to avoid memory leaks, we decided to find a way to execute « init_list » only <text:tab/>once despite the fact that there are several threads. One way to do this is to declare and <text:tab/>initialize a lock, which is not associated to any node, outside the parallel region (same for <text:tab/>its destruction) and then let the first thread get the lock on it without blocking the other <text:tab/>threads. To ensure no other late threads get also the lock, we unset the lock outside the <text:tab/>parallel region, so it can't be unset before every threads finishes operating on the list. Note <text:tab/>that to be unset, because the unset call is outside the parallel region, and that it's the <text:tab/>same thread which set the lock, that is able to unset it, the only way that this lock can be <text:tab/>unset is that the master thread set it. But because it doesn't matter if a lock is unset at the end <text:tab/>of an execution, and that it will be destroyed anyway, we can proceed that way.</text:span></text:p>
      <text:p text:style-name="P6"/>
      <text:p text:style-name="P7"><text:soft-page-break/><text:tab/><text:span text:style-name="T5">For inserting and iterating operations such as « append », « add_first », « insert », <text:s/><text:tab/>« search_by_value », « print_list » and « count », starting from the head, we only lock the <text:tab/>current node the thread operates on, since that this is the only node that may be modified (it's <text:tab/>pointer to the next node will point to a different one when inserting a new node after him), <text:tab/>or analyzed (printing its value, returning it's index or just counting it). Note that we lock the <text:tab/>head in the function « add_first » because the added node is going to be the new head.</text:span></text:p>
      <text:p text:style-name="P8"><text:tab/><text:span text:style-name="T6">The deleting operations such as « remove_by_value », « remove_by_index », « delete_list » <text:tab/>and « pop » is a little bit different : we have to lock the current node we are on (because we <text:tab/>are operating on it, and we may be need to free it, if this is the desired node to be removed), <text:tab/>but also its previous node. Indeed, because we stop the iteration on the node we want to <text:tab/>remove, its previous node will be updated (its pointer to the next node, which is the node <text:tab/>being removed, will point to a different node, which will be the next node of the removed <text:tab/>one). Note that we must lock every nodes in the function « delete_list » because we will <text:tab/>modify each of them (they are all going to be freed, and then we don't want an other thread <text:tab/>comes modify them during the operation).</text:span></text:p>
      <text:p text:style-name="P6"/>
      <text:p text:style-name="P6"><text:tab/><text:span text:style-name="T4">No line of code that was already in the C file has been removed or modified. We only add <text:tab/>some, and each of them has its own comment starting with « // » on the same line. The lines <text:tab/>of code that were initially in the file are still executed in the same order.</text:span></text:p>
      <text:p text:style-name="P6"/>
      <text:p text:style-name="P9"><text:tab/><text:span text:style-name="T7">We are still encountering an issue when running the code. Sometimes we get double free <text:tab/>errors, or infinite loop. The double free error certainly occurs after the call to the function <text:tab/>« delete_list » : the output clearly shows that the function doesn't always free and set to <text:tab/>NULL the removed nodes correctly (instead of having an empty list where no value of nodes <text:tab/>appears, we have really high or really low values appearing in the list that is supposed to be <text:tab/>deleted), such that, after, when an other thread executes this function, the lists doesn't act as <text:tab/>it's empty, and the unexpected existing nodes into this list are not seen as NULL. Then, this <text:tab/>thread tries to free them, and we obviously get a double free error which states that the <text:tab/>same pointer is about <text:tab/>to be freed two times without beeing reallocated after the first free. <text:tab/>This issue can happen when a thread is waiting to set a lock on a node that is being modified <text:tab/>by an other thread. When the lock is unset, the waiting thread can now get the lock, but the <text:tab/>locked node could have been, for example, deleted, and then the thread that just got the lock, <text:tab/>can be doing undefined operations causing inifite loop, or resulting in a double free error.</text:span></text:p>
      <text:p text:style-name="P15"><text:line-break/><text:tab/>A solution to solve this problem would have been to use « omp_test_lock » function in a <text:tab/>« while » loop, instead of « omp_set_lock », and update the value of the node that the thread <text:tab/>tries to lock at each time the test lock fails. But since we had troubles to get the updated <text:tab/>value of each node of the list, for each function, we couldn't find a way to fix this. The code <text:tab/>can sometimes still execute and finish completely without error but with strange nodes <text:tab/>values printed, due to « delete_list » fun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9:31:35.037138459</meta:creation-date>
    <dc:date>2017-11-30T03:28:37.388828502</dc:date>
    <meta:editing-duration>PT8H33M21S</meta:editing-duration>
    <meta:editing-cycles>13</meta:editing-cycles>
    <meta:generator>LibreOffice/5.0.5.2$Linux_X86_64 LibreOffice_project/00m0$Build-2</meta:generator>
    <meta:document-statistic meta:table-count="0" meta:image-count="0" meta:object-count="0" meta:page-count="2" meta:paragraph-count="16" meta:word-count="1156" meta:character-count="6456" meta:non-whitespace-character-count="5212"/>
  </office:meta>
</office:document-meta>
</file>